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The start</text:p>
          </table:table-cell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how the legs where orientated at moment of lift-off </text:p>
          </table:table-cell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he start of steady-state</text:p>
          </table:table-cell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ouchdown</text:p>
          </table:table-cell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ls right leg in to ready for lift-off</text:p>
          </table:table-cell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36.649" calcext:value-type="float">
            <text:p>136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ft leg stays extended till second lift-off starts</text:p>
          </table:table-cell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al touchdown</text:p>
          </table:table-cell>
        </table:table-row>
        <table:table-row table:style-name="ro1">
          <table:table-cell table:style-name="ce4" office:value-type="string" calcext:value-type="string">
            <text:p>State 7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9.363" calcext:value-type="float">
            <text:p>119,36</text:p>
          </table:table-cell>
          <table:table-cell office:value-type="float" office:value="-1" calcext:value-type="float">
            <text:p>-1</text:p>
          </table:table-cell>
          <table:table-cell office:value-type="float" office:value="60.641" calcext:value-type="float">
            <text:p>60,6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.</text:p>
          </table:table-cell>
        </table:table-row>
        <table:table-row table:style-name="ro1" table:number-rows-repeated="4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"/>
          <table:table-cell table:style-name="Default" table:number-columns-repeated="4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00/00/00</text:date>, <text:time style:data-style-name="N2" text:time-value="08:27:08.489589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2:33:44.638629063</meta:creation-date>
    <dc:date>2022-02-21T08:33:08.447708174</dc:date>
    <meta:editing-duration>PT7H11M54S</meta:editing-duration>
    <meta:editing-cycles>8</meta:editing-cycles>
    <meta:generator>LibreOffice/6.4.7.2$Linux_X86_64 LibreOffice_project/40$Build-2</meta:generator>
    <meta:document-statistic meta:table-count="1" meta:cell-count="102" meta:object-count="0"/>
  </office:meta>
</office:document-meta>
</file>